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c1756" officeooo:paragraph-rsid="000c175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6pt" style:text-underline-style="none" fo:font-weight="normal" officeooo:rsid="000c1756" officeooo:paragraph-rsid="000c1756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bilbiothèque V1</text:p>
      <text:p text:style-name="P1"/>
      <text:p text:style-name="P2">Ce projet a été effectué en binôme, et il s’agit du tout premier site que nous avons fait. Nous avons utilisé du HTML, du CSS, du PHP et du SQL.</text:p>
      <text:p text:style-name="P2"/>
      <text:p text:style-name="P2">Nous devions créer un site internet qui répertorie plusieurs livres sur un même thème, tout en donnant des informations sur ces livres tels que les auteurs ou encore le résumé. </text:p>
      <text:p text:style-name="P2"/>
      <text:p text:style-name="P2">Ces informations étaient stockées dans une base de donnée, puis récupérées dynamiquement grâce à PH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21:36:13.215235805</meta:creation-date>
    <dc:date>2023-11-07T21:39:55.602322710</dc:date>
    <meta:editing-duration>PT3M42S</meta:editing-duration>
    <meta:editing-cycles>1</meta:editing-cycles>
    <meta:document-statistic meta:table-count="0" meta:image-count="0" meta:object-count="0" meta:page-count="1" meta:paragraph-count="4" meta:word-count="78" meta:character-count="444" meta:non-whitespace-character-count="369"/>
    <meta:generator>LibreOffice/7.4.2.3$MacOSX_X86_64 LibreOffice_project/382eef1f22670f7f4118c8c2dd222ec7ad009daf</meta:generator>
  </office:meta>
</office:document-meta>
</file>